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releases.linaro.org/components/toolchain/binaries/6.2-2016.11/arm-linux-gnueabihf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20:25:50.399440525</meta:creation-date>
    <dc:date>2020-07-16T20:26:13.719751074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89" meta:non-whitespace-character-count="89"/>
    <meta:generator>LibreOffice/6.0.7.3$Linux_X86_64 LibreOffice_project/00m0$Build-3</meta:generator>
  </office:meta>
</office:document-meta>
</file>